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PartnerRoleImpl.invokeIL( MessageExchangeDAO mexDa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nreliableInvok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nerLinkPartnerRoleImpl.invokeInMem( MessageExchangeDAO mexDao , EndpointReference partnerEpr , EndpointReference myRoleEpr , Operation operation , Set &lt; InvocationStyle &gt; supportedStyles , boolean onewa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UnreliableInvoker.UnreliableInvoker( UnreliablePartnerRoleMessageExchangeImpl blocking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PartnerRoleImpl.invokeTransacted( MessageExchangeDAO mexDao , EndpointReference partnerEpr , EndpointReference myRoleEpr , Operation ope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rtnerLinkPartnerRoleImpl.invokeUnreliable( MessageExchangeDAO mexDao , EndpointReference partnerEpr , EndpointReference myRoleEpr , 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tnerLinkPartnerRoleImpl.invokePersisted( MessageExchangeDAO mexDao , EndpointReference partnerEpr , EndpointReference myRoleEpr , Operation operation , Set &lt; InvocationStyle &gt; supportedStyl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rtnerLinkPartnerRoleImpl.invokeReliable( MessageExchangeDAO mexDao , EndpointReference partnerEpr , EndpointReference myRoleEpr , Operation ope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rtnerLinkPartnerRoleImpl.createPartnerRoleMex( MessageExchangeDAO mexda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rtnerLinkPartnerRoleImpl.PartnerLinkPartnerRoleImpl( ODEProcess process , PartnerLinkModel plink , Endpoint initialPart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